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runtime.</text:p>
      <text:p text:style-name="Standard"/>
      <table:table>
        <table:table-row>
          <table:table-cell>
            <text:p><office:annotation><dc:creator>POD</dc:creator><dc:date>2013-03-19T21:23:18</dc:date><text:p>Error while evaluating expression "tytytyt". exceptions.NameError: name 'tytytyt' is not defined</text:p><text:p>   File "&lt;string&gt;", line 0, in ?</text:p><text:p> exceptions.NameError: name 'tytytyt' is not defined</text:p></office:annotation></text:p>
          </table:table-cell>
        </table:table-row>
      </table:table>
      <text:p text:style-name="Standard"/>
      <text:p><office:annotation><dc:creator>POD</dc:creator><dc:date>2013-03-19T21:23:18</dc:date><text:p>Expression "45" is not iterable.</text:p><text:p> exceptions.TypeError: iteration over non-sequence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09:17</dc:date>
    <dc:language>fr-BE</dc:language>
    <meta:editing-cycles>16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6" meta:character-count="73"/>
  </office:meta>
</office:document-meta>
</file>